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loext:fill-use-slide-background="false" draw:textarea-horizontal-align="justify" draw:textarea-vertical-align="top" draw:auto-grow-height="false" fo:min-height="10.863cm" fo:min-width="6.485cm"/>
      <style:paragraph-properties style:writing-mode="lr-tb"/>
    </style:style>
    <style:style style:name="gr2" style:family="graphic" style:parent-style-name="standard">
      <style:graphic-properties svg:stroke-color="#000000" draw:fill-color="#bf819e" draw:textarea-horizontal-align="justify" draw:textarea-vertical-align="middle" draw:auto-grow-height="false" fo:min-height="2.042cm" fo:min-width="4.967cm"/>
      <style:paragraph-properties style:writing-mode="lr-tb"/>
    </style:style>
    <style:style style:name="gr3" style:family="graphic" style:parent-style-name="standard">
      <style:graphic-properties svg:stroke-color="#000000" draw:fill-color="#cccccc" draw:textarea-horizontal-align="justify" draw:textarea-vertical-align="bottom" draw:auto-grow-height="false" fo:min-height="4.712cm" fo:min-width="2.041cm"/>
      <style:paragraph-properties style:writing-mode="lr-tb"/>
    </style:style>
    <style:style style:name="gr4" style:family="graphic" style:parent-style-name="standard">
      <style:graphic-properties svg:stroke-color="#000000" draw:fill-color="#bf819e" draw:textarea-horizontal-align="justify" draw:textarea-vertical-align="middle" draw:auto-grow-height="false" fo:min-height="2.273cm" fo:min-width="4.581cm"/>
      <style:paragraph-properties style:writing-mode="lr-tb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1.338cm" fo:min-width="5.532cm"/>
      <style:paragraph-properties style:writing-mode="lr-tb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1.097cm" fo:min-width="2.419cm"/>
      <style:paragraph-properties style:writing-mode="lr-tb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1.338cm" fo:min-width="4.58cm"/>
      <style:paragraph-properties style:writing-mode="lr-tb"/>
    </style:style>
    <style:style style:name="gr8" style:family="graphic" style:parent-style-name="objectwithoutfill">
      <style:graphic-properties draw:stroke-dash="Long_20_Dot" svg:stroke-color="#000000" draw:marker-end="Arrowheads_20_1" draw:marker-end-width="0.3cm" svg:stroke-linecap="butt" draw:fill="none" draw:textarea-vertical-align="middle"/>
      <style:paragraph-properties style:writing-mode="lr-tb"/>
    </style:style>
    <style:style style:name="gr9" style:family="graphic" style:parent-style-name="objectwithoutfill">
      <style:graphic-properties svg:stroke-color="#000000" draw:marker-end="Arrowheads_20_4" draw:marker-end-width="0.3cm" draw:fill="none" draw:textarea-vertical-align="bottom"/>
      <style:paragraph-properties style:writing-mode="lr-tb"/>
    </style:style>
    <style:style style:name="gr10" style:family="graphic" style:parent-style-name="objectwithoutfill">
      <style:graphic-properties draw:stroke="solid" draw:stroke-dash="Long_20_Dot_20__28_Rounded_29_" svg:stroke-color="#000000" draw:marker-end="Arrowheads_20_5" draw:marker-end-width="0.3cm" svg:stroke-linecap="round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stroke="solid" draw:stroke-dash="Long_20_Dot_20__28_Rounded_29_" svg:stroke-color="#000000" draw:marker-end="Arrowheads_20_6" draw:marker-end-width="0.3cm" svg:stroke-linecap="round" draw:fill="none" draw:textarea-vertical-align="middle"/>
      <style:paragraph-properties style:writing-mode="lr-tb"/>
    </style:style>
    <style:style style:name="gr12" style:family="graphic" style:parent-style-name="objectwithoutfill">
      <style:graphic-properties svg:stroke-color="#000000" draw:marker-end="Arrowheads_20_7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4" style:family="graphic" style:parent-style-name="objectwithoutfill">
      <style:graphic-properties draw:stroke="solid" draw:stroke-dash="Long_20_Dot_20__28_Rounded_29_" svg:stroke-color="#000000" draw:marker-end="" draw:marker-end-width="0.3cm" svg:stroke-linecap="round" draw:fill="none" draw:textarea-vertical-align="middle"/>
    </style:style>
    <style:style style:name="gr15" style:family="graphic" style:parent-style-name="objectwithoutfill">
      <style:graphic-properties draw:stroke="solid" draw:stroke-dash="Long_20_Dot_20__28_Rounded_29_" svg:stroke-color="#000000" draw:marker-end="Arrowheads_20_10" draw:marker-end-width="0.3cm" svg:stroke-linecap="round" draw:fill="none" draw:textarea-vertical-align="middl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5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4.513cm" fo:min-width="7.755cm"/>
    </style:style>
    <style:style style:name="gr19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21" style:family="graphic" style:parent-style-name="objectwithoutfill">
      <style:graphic-properties draw:stroke="solid" draw:stroke-dash="Long_20_Dot_20__28_Rounded_29_" svg:stroke-color="#000000" draw:marker-end="Arrowheads_20_16" draw:marker-end-width="0.3cm" svg:stroke-linecap="round" draw:fill="none" draw:textarea-vertical-align="middle"/>
      <style:paragraph-properties style:writing-mode="lr-tb"/>
    </style:style>
    <style:style style:name="gr22" style:family="graphic" style:parent-style-name="objectwithoutfill">
      <style:graphic-properties draw:stroke="solid" draw:stroke-dash="Long_20_Dot_20__28_Rounded_29_" svg:stroke-color="#000000" draw:marker-end="Arrowheads_20_17" draw:marker-end-width="0.3cm" svg:stroke-linecap="round" draw:fill="none" draw:textarea-vertical-align="middle"/>
    </style:style>
    <style:style style:name="gr23" style:family="graphic" style:parent-style-name="objectwithoutfill">
      <style:graphic-properties draw:stroke="solid" draw:stroke-dash="Long_20_Dot_20__28_Rounded_29_" svg:stroke-color="#000000" draw:marker-end="Arrowheads_20_18" draw:marker-end-width="0.3cm" svg:stroke-linecap="round" draw:fill="none" draw:textarea-vertical-align="middle"/>
    </style:style>
    <style:style style:name="gr24" style:family="graphic" style:parent-style-name="objectwithoutfill">
      <style:graphic-properties draw:stroke="solid" draw:stroke-dash="Long_20_Dot_20__28_Rounded_29_" svg:stroke-color="#000000" draw:marker-end="Arrowheads_20_19" draw:marker-end-width="0.3cm" svg:stroke-linecap="round" draw:fill="none" draw:textarea-vertical-align="middle"/>
    </style:style>
    <style:style style:name="gr25" style:family="graphic" style:parent-style-name="standard">
      <style:graphic-properties svg:stroke-color="#000000" draw:fill-color="#cccccc" draw:textarea-horizontal-align="justify" draw:textarea-vertical-align="middle" draw:auto-grow-height="false" fo:min-height="0.632cm" fo:min-width="3.32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ans1"/>
    </style:style>
    <style:style style:name="P2" style:family="paragraph">
      <loext:graphic-properties draw:fill="solid" draw:fill-color="#cccccc"/>
      <style:paragraph-properties fo:text-align="center" style:writing-mode="lr-tb"/>
      <style:text-properties style:font-name="Liberation Sans1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bf819e"/>
      <style:paragraph-properties fo:text-align="center" style:writing-mode="lr-tb"/>
    </style:style>
    <style:style style:name="P5" style:family="paragraph">
      <loext:graphic-properties draw:fill-color="#cccccc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Liberation Sans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85cm" svg:height="11.113cm" svg:x="14.97cm" svg:y="7.35cm">
          <text:p text:style-name="P1"><text:span text:style-name="T1">Kerne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715cm" svg:height="2.54cm" svg:x="29.575cm" svg:y="13.065cm">
          <text:p text:style-name="P3">crypto-auditing</text:p>
          <text:p text:style-name="P3">ag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0" draw:id="id10" draw:layer="layout" svg:width="2.54cm" svg:height="7.938cm" draw:transform="skewX (0.0153588974175501) rotate (-1.5707963267949) translate (27.035cm 11.795cm)">
          <text:p text:style-name="P3"/>
          <draw:enhanced-geometry svg:viewBox="0 0 88 21600" draw:mirror-vertical="false" draw:mirror-horizont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xml:id="id13" draw:id="id13" draw:layer="layout" svg:width="2.54cm" svg:height="7.938cm" draw:transform="skewX (0.0153588974175501) rotate (-1.5707963267949) translate (27.035cm 14.652cm)">
          <text:p text:style-name="P3"/>
          <draw:enhanced-geometry svg:viewBox="0 0 88 21600" draw:mirror-vertical="false" draw:mirror-horizont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2" draw:id="id2" draw:layer="layout" svg:width="5.715cm" svg:height="2.54cm" svg:x="4.81cm" svg:y="8.302cm">
          <text:p text:style-name="P3">crypto-auditing</text:p>
          <text:p text:style-name="P3">event bro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" draw:id="id1" draw:layer="layout" svg:width="5.08cm" svg:height="2.858cm" svg:x="15.922cm" svg:y="21.002cm">
          <text:p text:style-name="P3">Primary log storage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xml:id="id3" draw:id="id3" draw:layer="layout" svg:width="5.715cm" svg:height="2.54cm" svg:x="15.605cm" svg:y="9.89cm">
          <text:p text:style-name="P3">BPF progr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4" draw:id="id14" draw:layer="layout" svg:width="6.032cm" svg:height="1.588cm" svg:x="25.13cm" svg:y="5.127cm">
          <text:p text:style-name="P3">Shared library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5.715cm" svg:height="2.54cm" svg:x="1.635cm" svg:y="13.065cm">
          <text:p text:style-name="P3">Insights sink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7" draw:id="id7" draw:layer="layout" svg:width="5.715cm" svg:height="2.54cm" svg:x="7.985cm" svg:y="13.065cm">
          <text:p text:style-name="P3">Real-time audit</text:p>
          <text:p text:style-name="P3">si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5" draw:id="id15" draw:layer="layout" svg:width="4.127cm" svg:height="1.905cm" svg:x="21.955cm" svg:y="1.635cm">
          <text:p text:style-name="P3">Target progr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6" draw:id="id16" draw:layer="layout" svg:width="4.127cm" svg:height="1.905cm" svg:x="26.717cm" svg:y="1.635cm">
          <text:p text:style-name="P3">Target progr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7" draw:id="id17" draw:layer="layout" svg:width="6.032cm" svg:height="1.588cm" svg:x="31.798cm" svg:y="5.127cm">
          <text:p text:style-name="P3">Shared libr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8" draw:id="id8" draw:layer="layout" svg:width="5.08cm" svg:height="2.858cm" svg:x="1.952cm" svg:y="21.002cm">
          <text:p text:style-name="P3">Statistics for Insights</text:p>
          <text:p text:style-name="P3">(daily)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5" xml:id="id9" draw:id="id9" draw:layer="layout" svg:width="5.08cm" svg:height="1.588cm" svg:x="9.89cm" svg:y="21.637cm">
          <text:p text:style-name="P3">Insights client</text:p>
          <draw:enhanced-geometry svg:viewBox="0 0 21600 21600" draw:type="rectangle" draw:enhanced-path="M 0 0 L 21600 0 21600 21600 0 21600 0 0 Z N"/>
        </draw:custom-shape>
        <draw:custom-shape draw:style-name="gr6" draw:text-style-name="P5" xml:id="id18" draw:id="id18" draw:layer="layout" svg:width="4.127cm" svg:height="1.905cm" svg:x="31.48cm" svg:y="1.635cm">
          <text:p text:style-name="P3">Target progr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9" draw:id="id19" draw:layer="layout" svg:width="4.127cm" svg:height="1.905cm" svg:x="36.243cm" svg:y="1.635cm">
          <text:p text:style-name="P3">Target progr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20.685cm" svg:y1="17.192cm" svg:x2="20.685cm" svg:y2="21.002cm">
          <text:p text:style-name="P6">Write</text:p>
        </draw:line>
        <draw:connector draw:style-name="gr9" draw:text-style-name="P9" draw:layer="layout" draw:type="curve" svg:x1="18.462cm" svg:y1="21.002cm" svg:x2="10.525cm" svg:y2="9.572cm" draw:start-shape="id1" draw:start-glue-point="4" draw:end-shape="id2" draw:end-glue-point="1" svg:d="M18462 21002c0-7620-2645-11430-7937-11430" svg:viewBox="0 0 7938 11431">
          <text:p text:style-name="P8">Read</text:p>
        </draw:connector>
        <draw:connector draw:style-name="gr10" draw:text-style-name="P9" draw:layer="layout" draw:type="curve" svg:x1="21.32cm" svg:y1="11.16cm" svg:x2="28.146cm" svg:y2="7.349cm" draw:start-shape="id3" draw:start-glue-point="1" draw:end-shape="id4" draw:end-glue-point="6" svg:d="M21320 11160c4551 0 6826-1270 6826-3811" svg:viewBox="0 0 6827 3812">
          <text:p text:style-name="P8">Attach</text:p>
        </draw:connector>
        <draw:connector draw:style-name="gr11" draw:text-style-name="P9" draw:layer="layout" draw:type="curve" svg:x1="21.32cm" svg:y1="11.16cm" svg:x2="34.813cm" svg:y2="7.35cm" draw:start-shape="id3" draw:start-glue-point="1" draw:end-shape="id5" draw:end-glue-point="6" svg:d="M21320 11160c8996 0 13493-1270 13493-3810" svg:viewBox="0 0 13494 3811">
          <text:p text:style-name="P8">Attach</text:p>
        </draw:connector>
        <draw:connector draw:style-name="gr12" draw:text-style-name="P7" draw:layer="layout" draw:type="curve" svg:x1="4.492cm" svg:y1="13.065cm" svg:x2="7.067cm" svg:y2="10.843cm" draw:start-shape="id6" draw:start-glue-point="0" svg:d="M4492 13065c0-2041 2575-931 2575-2222" svg:viewBox="0 0 2576 2223">
          <text:p text:style-name="P6">Subscribe</text:p>
        </draw:connector>
        <draw:connector draw:style-name="gr13" draw:text-style-name="P7" draw:layer="layout" draw:type="curve" svg:x1="10.842cm" svg:y1="13.065cm" svg:x2="8.267cm" svg:y2="10.843cm" draw:start-shape="id7" draw:start-glue-point="0" svg:d="M10842 13065c0-2041-2575-931-2575-2222" svg:viewBox="0 0 2576 2223">
          <text:p/>
        </draw:connector>
        <draw:connector draw:style-name="gr14" draw:text-style-name="P10" draw:layer="layout" draw:type="line" svg:x1="4.492cm" svg:y1="15.605cm" svg:x2="4.492cm" svg:y2="21.002cm" draw:start-shape="id6" draw:start-glue-point="2" draw:end-shape="id8" draw:end-glue-point="4" svg:d="M4492 15605v5397" svg:viewBox="0 0 1 5398">
          <text:p/>
        </draw:connector>
        <draw:connector draw:style-name="gr15" draw:text-style-name="P7" draw:layer="layout" draw:type="line" svg:x1="9.89cm" svg:y1="22.431cm" svg:x2="7.032cm" svg:y2="22.431cm" draw:start-shape="id9" draw:start-glue-point="3" draw:end-shape="id8" draw:end-glue-point="7" svg:d="M9890 22431h-2858" svg:viewBox="0 0 2859 1">
          <text:p text:style-name="P6">Use</text:p>
        </draw:connector>
        <draw:frame draw:style-name="gr16" draw:text-style-name="P11" draw:layer="layout" svg:width="4.757cm" svg:height="0.962cm" svg:x="20.055cm" svg:y="12.747cm">
          <draw:text-box>
            <text:p>BPF ring buffer</text:p>
          </draw:text-box>
        </draw:frame>
        <draw:frame draw:style-name="gr17" draw:text-style-name="P11" draw:layer="layout" svg:width="2.75cm" svg:height="0.962cm" svg:x="21.32cm" svg:y="15.595cm">
          <draw:text-box>
            <text:p>io_uring</text:p>
          </draw:text-box>
        </draw:frame>
        <draw:custom-shape draw:style-name="gr18" draw:text-style-name="P10" xml:id="id11" draw:id="id11" draw:layer="layout" svg:width="8.255cm" svg:height="4.763cm" svg:x="29.575cm" svg:y="11.4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715cm" svg:height="2.54cm" svg:x="29.574cm" svg:y="13.065cm">
          <text:p text:style-name="P3">crypto-auditing</text:p>
          <text:p text:style-name="P3">ag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xml:id="id12" draw:id="id12" draw:layer="layout" svg:width="8.255cm" svg:height="4.763cm" svg:x="29.575cm" svg:y="12.747cm">
          <text:p/>
          <draw:enhanced-geometry svg:viewBox="0 0 21600 21600" draw:type="rectangle" draw:enhanced-path="M 0 0 L 21600 0 21600 21600 0 21600 0 0 Z N"/>
        </draw:custom-shape>
        <draw:connector draw:style-name="gr19" draw:text-style-name="P10" draw:layer="layout" draw:type="curve" svg:x1="27.035cm" svg:y1="13.065cm" svg:x2="29.575cm" svg:y2="13.858cm" draw:start-shape="id10" draw:start-glue-point="5" draw:end-shape="id11" svg:d="M27035 13065c1905 0 635 793 2540 793" svg:viewBox="0 0 2541 794">
          <text:p/>
        </draw:connector>
        <draw:connector draw:style-name="gr20" draw:text-style-name="P10" draw:layer="layout" draw:type="curve" svg:x1="29.575cm" svg:y1="15.128cm" svg:x2="27.035cm" svg:y2="15.922cm" draw:start-shape="id12" draw:start-glue-point="3" draw:end-shape="id13" draw:end-glue-point="5" svg:d="M29575 15128c-1905 0-635 794-2540 794" svg:viewBox="0 0 2541 795">
          <text:p/>
        </draw:connector>
        <draw:connector draw:style-name="gr21" draw:text-style-name="P7" draw:layer="layout" draw:type="curve" svg:x1="28.146cm" svg:y1="5.127cm" svg:x2="24.019cm" svg:y2="3.54cm" draw:start-shape="id14" draw:start-glue-point="0" draw:end-shape="id15" draw:end-glue-point="8" svg:d="M28146 5127c0-1189-4127-396-4127-1587" svg:viewBox="0 0 4128 1588">
          <text:p text:style-name="P6">Use</text:p>
        </draw:connector>
        <draw:connector draw:style-name="gr22" draw:text-style-name="P10" draw:layer="layout" draw:type="curve" svg:x1="28.146cm" svg:y1="5.127cm" svg:x2="28.781cm" svg:y2="3.54cm" draw:start-shape="id14" draw:start-glue-point="0" draw:end-shape="id16" draw:end-glue-point="8" svg:d="M28146 5127c0-1189 635-396 635-1587" svg:viewBox="0 0 636 1588">
          <text:p/>
        </draw:connector>
        <draw:connector draw:style-name="gr23" draw:text-style-name="P10" draw:layer="layout" draw:type="curve" svg:x1="34.814cm" svg:y1="5.127cm" svg:x2="33.544cm" svg:y2="3.54cm" draw:start-shape="id17" draw:start-glue-point="0" draw:end-shape="id18" draw:end-glue-point="8" svg:d="M34814 5127c0-1189-1270-396-1270-1587" svg:viewBox="0 0 1271 1588">
          <text:p/>
        </draw:connector>
        <draw:connector draw:style-name="gr24" draw:text-style-name="P10" draw:layer="layout" draw:type="curve" svg:x1="34.814cm" svg:y1="5.127cm" svg:x2="38.307cm" svg:y2="3.54cm" draw:start-shape="id17" draw:start-glue-point="0" draw:end-shape="id19" draw:end-glue-point="8" svg:d="M34814 5127c0-1189 3493-396 3493-1587" svg:viewBox="0 0 3494 1588">
          <text:p/>
        </draw:connector>
        <draw:custom-shape draw:style-name="gr25" draw:text-style-name="P5" xml:id="id4" draw:id="id4" draw:layer="layout" svg:width="4.128cm" svg:height="0.952cm" svg:x="26.082cm" svg:y="6.397cm">
          <text:p text:style-name="P3">USD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5" xml:id="id5" draw:id="id5" draw:layer="layout" svg:width="4.128cm" svg:height="0.952cm" svg:x="32.749cm" svg:y="6.398cm">
          <text:p text:style-name="P3">USD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0:12:06.127752439</meta:creation-date>
    <dc:date>2023-02-11T06:52:00.824985878</dc:date>
    <meta:editing-duration>PT1H16M1S</meta:editing-duration>
    <meta:editing-cycles>4</meta:editing-cycles>
    <meta:generator>LibreOffice/7.4.5.1$Linux_X86_64 LibreOffice_project/40$Build-1</meta:generator>
    <meta:document-statistic meta:object-count="38"/>
  </office:meta>
</office:document-meta>
</file>